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4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4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Isaac P. Hart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April 18, 1893</text:p>
      <text:p text:style-name="P5">Month<text:tab/><text:tab/><text:tab/><text:tab/><text:tab/><text:tab/>April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1933 N. 8"st/</text:p>
      <text:p text:style-name="P2">Dr S. Morais/</text:p>
      <text:p text:style-name="P2"><text:tab/>Rev. Sir!/</text:p>
      <text:p text:style-name="P2">I saw in to days Ledger/ that you had attained/ the 70" anniversary/ of your birth, allow/ me to congratulate you/ on the event with the/ hope that the almighty/ may spare you in good/ health to celebrate your/ centenary./ <text:s/>Respy Yours/ Isaac P. Hart/ 4[/ inserted by author]18[/ inserted by author]93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8T12:11:04.29</meta:creation-date>
    <dc:date>2011-12-08T12:14:18.06</dc:date>
    <dc:creator>Penn Libraries</dc:creator>
    <meta:editing-duration>PT00H03M13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222" meta:character-count="1586"/>
  </office:meta>
</office:document-meta>
</file>